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E8D000C469E717C0.png" manifest:media-type="image/png"/>
  <manifest:file-entry manifest:full-path="Pictures/100005810000031A0000031A90A9BB170713D465.svg" manifest:media-type="image/svg+xml"/>
  <manifest:file-entry manifest:full-path="Pictures/100000010000001E0000001ED830F20CF8A2D2EE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9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2" style:family="paragraph" style:parent-style-name="Standard">
      <style:text-properties officeooo:paragraph-rsid="01b63ad1"/>
    </style:style>
    <style:style style:name="P53" style:family="paragraph" style:parent-style-name="Standard">
      <style:text-properties officeooo:paragraph-rsid="01bc32b8"/>
    </style:style>
    <style:style style:name="P54" style:family="paragraph" style:parent-style-name="Standard">
      <style:text-properties officeooo:paragraph-rsid="01be4eb0"/>
    </style:style>
    <style:style style:name="P55" style:family="paragraph" style:parent-style-name="Standard">
      <style:text-properties officeooo:paragraph-rsid="01c0339d"/>
    </style:style>
    <style:style style:name="P56" style:family="paragraph" style:parent-style-name="Footnote">
      <style:text-properties officeooo:paragraph-rsid="102291f9"/>
    </style:style>
    <style:style style:name="P57" style:family="paragraph" style:parent-style-name="Footnote">
      <style:text-properties officeooo:paragraph-rsid="0f92b562"/>
    </style:style>
    <style:style style:name="P58" style:family="paragraph" style:parent-style-name="Footnote">
      <style:text-properties officeooo:paragraph-rsid="0204854e"/>
    </style:style>
    <style:style style:name="P59" style:family="paragraph" style:parent-style-name="Footnote">
      <style:text-properties officeooo:paragraph-rsid="02060474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fe3c46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1e3a08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0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1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2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3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4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5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6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7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1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2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0" style:family="text">
      <style:text-properties officeooo:rsid="014eeaf0"/>
    </style:style>
    <style:style style:name="T161" style:family="text">
      <style:text-properties officeooo:rsid="014ea810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style:text-line-through-style="none" style:text-line-through-type="none" fo:language="nl" fo:country="NL" fo:font-style="normal" fo:font-weight="normal" officeooo:rsid="01f2ca5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style:text-line-through-style="none" style:text-line-through-type="none" fo:language="nl" fo:country="NL" fo:font-style="normal" style:text-underline-style="none" fo:font-weight="normal" officeooo:rsid="021452d2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82" style:family="text">
      <style:text-properties officeooo:rsid="00172dcf"/>
    </style:style>
    <style:style style:name="T183" style:family="text">
      <style:text-properties fo:font-weight="normal" officeooo:rsid="00172dcf" style:font-weight-asian="normal" style:font-weight-complex="normal"/>
    </style:style>
    <style:style style:name="T184" style:family="text">
      <style:text-properties officeooo:rsid="0119bd75"/>
    </style:style>
    <style:style style:name="T185" style:family="text">
      <style:text-properties style:font-name="Liberation Sans"/>
    </style:style>
    <style:style style:name="T186" style:family="text">
      <style:text-properties style:font-name="Liberation Sans" fo:font-size="12pt" style:font-size-asian="12pt" style:font-size-complex="12pt"/>
    </style:style>
    <style:style style:name="T187" style:family="text">
      <style:text-properties style:font-name="Liberation Sans" fo:font-size="12pt" officeooo:rsid="009c12e0" style:font-size-asian="12pt" style:font-size-complex="12pt"/>
    </style:style>
    <style:style style:name="T188" style:family="text">
      <style:text-properties style:font-name="Liberation Sans" fo:font-size="12pt" officeooo:rsid="00178133" style:font-size-asian="12pt" style:font-size-complex="12pt"/>
    </style:style>
    <style:style style:name="T189" style:family="text">
      <style:text-properties style:font-name="Liberation Sans" fo:font-size="12pt" officeooo:rsid="007ef2fc" style:font-size-asian="12pt" style:font-size-complex="12pt"/>
    </style:style>
    <style:style style:name="T190" style:family="text">
      <style:text-properties style:font-name="Liberation Sans" fo:font-size="12pt" style:text-underline-style="none" officeooo:rsid="009c12e0" style:font-size-asian="12pt" style:font-size-complex="12pt"/>
    </style:style>
    <style:style style:name="T191" style:family="text">
      <style:text-properties style:font-name="Liberation Sans" fo:font-size="10pt" style:font-size-asian="10pt" style:font-size-complex="10pt"/>
    </style:style>
    <style:style style:name="T192" style:family="text">
      <style:text-properties style:font-name="Liberation Sans" fo:font-size="10pt" officeooo:rsid="0203f598" style:font-size-asian="10pt" style:font-size-complex="10pt"/>
    </style:style>
    <style:style style:name="T193" style:family="text">
      <style:text-properties officeooo:rsid="007505e5"/>
    </style:style>
    <style:style style:name="T194" style:family="text">
      <style:text-properties officeooo:rsid="0013aa8e"/>
    </style:style>
    <style:style style:name="T195" style:family="text">
      <style:text-properties officeooo:rsid="007ef2fc"/>
    </style:style>
    <style:style style:name="T196" style:family="text">
      <style:text-properties officeooo:rsid="01e96954"/>
    </style:style>
    <style:style style:name="T197" style:family="text">
      <style:text-properties fo:text-transform="uppercas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8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99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200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41b65" style:font-size-asian="10pt" style:font-style-asian="normal" style:font-weight-asian="normal" style:font-size-complex="10pt" style:font-style-complex="normal" style:font-weight-complex="normal"/>
    </style:style>
    <style:style style:name="T201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57927" style:font-size-asian="10pt" style:font-style-asian="normal" style:font-weight-asian="normal" style:font-size-complex="10pt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officeooo:rsid="04473353"/>
    </style:style>
    <style:style style:name="T204" style:family="text">
      <style:text-properties officeooo:rsid="0f95a7a0"/>
    </style:style>
    <style:style style:name="T205" style:family="text">
      <style:text-properties officeooo:rsid="0f8f58bd"/>
    </style:style>
    <style:style style:name="T206" style:family="text">
      <style:text-properties officeooo:rsid="0aace3cd"/>
    </style:style>
    <style:style style:name="T207" style:family="text">
      <style:text-properties style:font-name="Ubuntu1" fo:font-size="10pt" style:font-size-asian="10pt" style:font-size-complex="10pt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1" style:family="text">
      <style:text-properties officeooo:rsid="0203f598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0"><text:span text:style-name="Strong_20_Emphasis"><text:span text:style-name="T145">C</text:span></text:span><text:span text:style-name="Strong_20_Emphasis"><text:span text:style-name="T144">hecklist voor </text:span></text:span><text:span text:style-name="Strong_20_Emphasis"><text:span text:style-name="T145">het</text:span></text:span><text:span text:style-name="Strong_20_Emphasis"><text:span text:style-name="T144"> </text:span></text:span><text:span text:style-name="Strong_20_Emphasis"><text:span text:style-name="T146">overzetten</text:span></text:span><text:span text:style-name="Strong_20_Emphasis"><text:span text:style-name="T144"> van Windows naar </text:span></text:span><text:span text:style-name="Strong_20_Emphasis"><text:span text:style-name="T147">Linux (</text:span></text:span><text:span text:style-name="Strong_20_Emphasis"><text:span text:style-name="T148">Ubuntu </text:span></text:span><text:span text:style-name="Strong_20_Emphasis"><text:span text:style-name="T149">of Debian</text:span></text:span><text:span text:style-name="Strong_20_Emphasis"><text:span text:style-name="T150">)</text:span></text:span><text:span text:style-name="T144">.</text:span></text:p>
      <text:p text:style-name="P15"><text:span text:style-name="Strong_20_Emphasis"><text:span text:style-name="T90"/></text:span></text:p>
      <text:list xml:id="list3664162253" text:style-name="L1">
        <text:list-item>
          <text:p text:style-name="P65"><text:span text:style-name="T135">Over</text:span><text:span text:style-name="T136">zetten</text:span><text:span text:style-name="T134"> voorbereiden</text:span><text:span text:style-name="T130"> (</text:span><text:span text:style-name="T133">alleen als </text:span><text:span text:style-name="T129">op</text:span><text:span text:style-name="T130"> Windows </text:span><text:span text:style-name="T131">D</text:span><text:span text:style-name="T132">esktop</text:span><text:span text:style-name="T143">)</text:span></text:p>
        </text:list-item>
      </text:list>
      <text:p text:style-name="P29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6" draw:name="Vorm1" draw:style-name="gr1" draw:text-style-name="P71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7" draw:name="Vorm2" draw:style-name="gr1" draw:text-style-name="P71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2"><text:span text:style-name="T137">Verbreek de Internetverbinding, zodat er geen nieuwe </text:span><text:span text:style-name="T138">e-</text:span><text:span text:style-name="T137">mails </text:span><text:span text:style-name="T138">meer</text:span><text:span text:style-name="T139"> </text:span><text:span text:style-name="T138">binnen </text:span><text:span text:style-name="T139">kunnen </text:span><text:span text:style-name="T137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8" draw:name="Vorm3" draw:style-name="gr1" draw:text-style-name="P71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2">Verzame<text:span text:style-name="T193">l</text:span> <text:span text:style-name="T194">computernaam en </text:span>gebruikersnamen (zie pagina <text:span text:style-name="T195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9" draw:name="Vorm4" draw:style-name="gr1" draw:text-style-name="P71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86">Verzamel </text:span><text:span text:style-name="Emphasis"><text:span text:style-name="T190">per gebruiker</text:span></text:span><text:span text:style-name="T187"> </text:span><text:span text:style-name="T186">E-mailadressen </text:span><text:span text:style-name="T188">en</text:span><text:span text:style-name="T186"> mailserver</text:span><text:span text:style-name="T188">adressen</text:span><text:span text:style-name="T186"> inclusief gebruikersnamen en wachtwoorden, zie pagina </text:span><text:span text:style-name="T189">4</text:span><text:span text:style-name="T186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0" draw:name="Vorm5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51">Installeer en start </text:span><text:span text:style-name="T157">Google Chrome</text:span><text:span text:style-name="T151">, i</text:span><text:span text:style-name="T52">mporteer </text:span><text:span text:style-name="Emphasis"><text:span text:style-name="T81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51">.</text:span></text:p>
            <text:p text:style-name="P23"><text:span text:style-name="T140">Als importeren niet lukt, alles exporteren </text:span><text:span text:style-name="T141">op alle mogelijke manieren </text:span><text:span text:style-name="T140">vanuit </text:span><text:span text:style-name="T142">de </text:span><text:span text:style-name="T1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1" draw:name="Vorm6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51">Installeer en start Mozilla Firefox, i</text:span><text:span text:style-name="T52">mporteer </text:span><text:span text:style-name="Emphasis"><text:span text:style-name="T81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51">.</text:span></text:p>
            <text:p text:style-name="P24"><text:span text:style-name="T140">Als importeren niet lukt, alles exporteren </text:span><text:span text:style-name="T141">op alle mogelijke manieren </text:span><text:span text:style-name="T140">vanuit </text:span><text:span text:style-name="T142">de </text:span><text:span text:style-name="T1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2" draw:name="Vorm7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51">Installeer en start Mozilla Thunderbird, importeer </text:span><text:span text:style-name="Emphasis"><text:span text:style-name="T158">per gebruiker</text:span></text:span><text:span text:style-name="T152"> </text:span><text:span text:style-name="T153">vanuit </text:span><text:span text:style-name="T154">het </text:span><text:span text:style-name="T153">huidig e-mailprogramma </text:span><text:span text:style-name="T155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3" draw:name="Vorm8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14" draw:name="Vorm9" draw:style-name="gr1" draw:text-style-name="P71" svg:width="0.35cm" svg:height="0.35cm" draw:control="control113"/></text:span></text:span><text:span text:style-name="Strong_20_Emphasis"><text:span text:style-name="T4"><text:s/></text:span></text:span><text:span text:style-name="Strong_20_Emphasis"><text:span text:style-name="T50"><draw:control text:anchor-type="as-char" draw:z-index="115" draw:name="Vorm10" draw:style-name="gr1" draw:text-style-name="P71" svg:width="0.35cm" svg:height="0.35cm" draw:control="control114"/></text:span></text:span><text:span text:style-name="Strong_20_Emphasis"><text:span text:style-name="T4"><text:s/></text:span></text:span><text:span text:style-name="Strong_20_Emphasis"><text:span text:style-name="T50"><draw:control text:anchor-type="as-char" draw:z-index="116" draw:name="Vorm11" draw:style-name="gr1" draw:text-style-name="P71" svg:width="0.35cm" svg:height="0.35cm" draw:control="control115"/></text:span></text:span><text:span text:style-name="Strong_20_Emphasis"><text:span text:style-name="T4"><text:s/></text:span></text:span><text:span text:style-name="Strong_20_Emphasis"><text:span text:style-name="T50"><draw:control text:anchor-type="as-char" draw:z-index="137" draw:name="Vorm12" draw:style-name="gr1" draw:text-style-name="P71" svg:width="0.35cm" svg:height="0.35cm" draw:control="control136"/></text:span></text:span><text:span text:style-name="Strong_20_Emphasis"><text:span text:style-name="T50"><text:tab/></text:span></text:span><text:span text:style-name="T155">accountinstellingen</text:span><text:span text:style-name="T15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7" draw:name="Vorm13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2"><text:s/></text:span></text:span><text:span text:style-name="Strong_20_Emphasis"><text:span text:style-name="T163"><draw:control text:anchor-type="as-char" draw:z-index="133" draw:name="Vorm14" draw:style-name="gr1" draw:text-style-name="P71" svg:width="0.35cm" svg:height="0.35cm" draw:control="control132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4" draw:name="Vorm15" draw:style-name="gr1" draw:text-style-name="P71" svg:width="0.35cm" svg:height="0.35cm" draw:control="control133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5" draw:name="Vorm16" draw:style-name="gr1" draw:text-style-name="P71" svg:width="0.35cm" svg:height="0.35cm" draw:control="control134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6" draw:name="Vorm17" draw:style-name="gr1" draw:text-style-name="P71" svg:width="0.35cm" svg:height="0.35cm" draw:control="control135"/></text:span></text:span><text:span text:style-name="Strong_20_Emphasis"><text:span text:style-name="T163"><text:tab/></text:span></text:span><text:span text:style-name="T185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8" draw:name="Vorm18" draw:style-name="gr1" draw:text-style-name="P71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2"><text:s/></text:span></text:span><text:span text:style-name="Strong_20_Emphasis"><text:span text:style-name="T163"><draw:control text:anchor-type="as-char" draw:z-index="129" draw:name="Vorm19" draw:style-name="gr1" draw:text-style-name="P71" svg:width="0.35cm" svg:height="0.35cm" draw:control="control128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0" draw:name="Vorm20" draw:style-name="gr1" draw:text-style-name="P71" svg:width="0.35cm" svg:height="0.35cm" draw:control="control129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1" draw:name="Vorm21" draw:style-name="gr1" draw:text-style-name="P71" svg:width="0.35cm" svg:height="0.35cm" draw:control="control130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2" draw:name="Vorm22" draw:style-name="gr1" draw:text-style-name="P71" svg:width="0.35cm" svg:height="0.35cm" draw:control="control131"/></text:span></text:span><text:span text:style-name="Strong_20_Emphasis"><text:span text:style-name="T163"><text:tab/></text:span></text:span><text:span text:style-name="T185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9" draw:name="Vorm23" draw:style-name="gr1" draw:text-style-name="P71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5" draw:name="Vorm24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50"><draw:control text:anchor-type="as-char" draw:z-index="126" draw:name="Vorm25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50"><draw:control text:anchor-type="as-char" draw:z-index="127" draw:name="Vorm26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50"><draw:control text:anchor-type="as-char" draw:z-index="128" draw:name="Vorm27" draw:style-name="gr1" draw:text-style-name="P71" svg:width="0.35cm" svg:height="0.35cm" draw:control="control127"/></text:span></text:span><text:span text:style-name="Strong_20_Emphasis"><text:span text:style-name="T50"><text:tab/></text:span></text:span><text:span text:style-name="T156">agenda, </text:span><text:span text:style-name="T151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20" draw:name="Vorm28" draw:style-name="gr1" draw:text-style-name="P71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1" draw:name="Vorm29" draw:style-name="gr1" draw:text-style-name="P71" svg:width="0.35cm" svg:height="0.35cm" draw:control="control120"/></text:span></text:span><text:span text:style-name="Strong_20_Emphasis"><text:span text:style-name="T4"><text:s/></text:span></text:span><text:span text:style-name="Strong_20_Emphasis"><text:span text:style-name="T50"><draw:control text:anchor-type="as-char" draw:z-index="122" draw:name="Vorm30" draw:style-name="gr1" draw:text-style-name="P71" svg:width="0.35cm" svg:height="0.35cm" draw:control="control121"/></text:span></text:span><text:span text:style-name="Strong_20_Emphasis"><text:span text:style-name="T4"><text:s/></text:span></text:span><text:span text:style-name="Strong_20_Emphasis"><text:span text:style-name="T50"><draw:control text:anchor-type="as-char" draw:z-index="123" draw:name="Vorm31" draw:style-name="gr1" draw:text-style-name="P71" svg:width="0.35cm" svg:height="0.35cm" draw:control="control122"/></text:span></text:span><text:span text:style-name="Strong_20_Emphasis"><text:span text:style-name="T4"><text:s/></text:span></text:span><text:span text:style-name="Strong_20_Emphasis"><text:span text:style-name="T50"><draw:control text:anchor-type="as-char" draw:z-index="124" draw:name="Vorm32" draw:style-name="gr1" draw:text-style-name="P71" svg:width="0.35cm" svg:height="0.35cm" draw:control="control123"/></text:span></text:span><text:span text:style-name="Strong_20_Emphasis"><text:span text:style-name="T50"><text:tab/></text:span></text:span><text:span text:style-name="T151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45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xml:id="list160647378454334" text:continue-list="list3664162253" text:style-name="L1">
        <text:list-item text:start-value="1">
          <text:p text:style-name="P63"><text:span text:style-name="Strong_20_Emphasis"><text:span text:style-name="T66">Over</text:span></text:span><text:span text:style-name="Strong_20_Emphasis"><text:span text:style-name="T67">zetten</text:span></text:span><text:span text:style-name="Strong_20_Emphasis"><text:span text:style-name="T62"> voorbereiden</text:span></text:span><text:span text:style-name="Strong_20_Emphasis"><text:span text:style-name="T86"> - </text:span></text:span><text:span text:style-name="Strong_20_Emphasis"><text:span text:style-name="T87">vervolg</text:span></text:span></text:p>
        </text:list-item>
      </text:list>
      <text:p text:style-name="P3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3"><text:span text:style-name="Strong_20_Emphasis"><text:span text:style-name="T4"><text:s/></text:span></text:span><text:span text:style-name="Strong_20_Emphasis"><text:span text:style-name="T50"><draw:control text:anchor-type="as-char" draw:z-index="138" draw:name="Vorm33" draw:style-name="gr1" draw:text-style-name="P71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1">Start de computer op vanaf</text:span></text:span><text:span text:style-name="Strong_20_Emphasis"><text:span text:style-name="T91"><text:note text:id="ftn1" text:note-class="footnote"><text:note-citation>1</text:note-citation><text:note-body><text:p text:style-name="P56"><text:span text:style-name="T94">B</text:span><text:span text:style-name="T95">ootmenu/</text:span><text:span text:style-name="T94">S</text:span><text:span text:style-name="T95">etup</text:span><text:span text:style-name="T93"> via </text:span><text:span text:style-name="T96">é</text:span><text:span text:style-name="T97">é</text:span><text:span text:style-name="T94">n van d</text:span><text:span text:style-name="T112">e </text:span><text:span text:style-name="T114">v</text:span><text:span text:style-name="Definition"><text:span text:style-name="T113">eelgebruikte toetsen: </text:span></text:span><text:span text:style-name="Definition"><text:span text:style-name="T197">E</text:span></text:span><text:span text:style-name="Definition"><text:span text:style-name="T198">sc</text:span></text:span><text:span text:style-name="Definition"><text:span text:style-name="T113">, </text:span></text:span><text:span text:style-name="Definition"><text:span text:style-name="T199">D</text:span></text:span><text:span text:style-name="Definition"><text:span text:style-name="T198">elete</text:span></text:span><text:span text:style-name="Definition"><text:span text:style-name="T113">, </text:span></text:span><text:span text:style-name="Definition"><text:span text:style-name="T199">F</text:span></text:span><text:span text:style-name="Definition"><text:span text:style-name="T198">1</text:span></text:span><text:span text:style-name="Definition"><text:span text:style-name="T113">, </text:span></text:span><text:span text:style-name="Definition"><text:span text:style-name="T198">F2</text:span></text:span><text:span text:style-name="Definition"><text:span text:style-name="T113">, </text:span></text:span><text:span text:style-name="Definition"><text:span text:style-name="T199">F9, </text:span></text:span><text:span text:style-name="Definition"><text:span text:style-name="T200">F10, F11, </text:span></text:span><text:span text:style-name="Definition"><text:span text:style-name="T201">of</text:span></text:span><text:span text:style-name="Definition"><text:span text:style-name="T200"> </text:span></text:span><text:span text:style-name="Definition"><text:span text:style-name="T199">F12</text:span></text:span><text:span text:style-name="T111">.</text:span></text:p></text:note-body></text:note></text:span></text:span><text:span text:style-name="Strong_20_Emphasis"><text:span text:style-name="T91"> </text:span></text:span><text:span text:style-name="Strong_20_Emphasis"><text:span text:style-name="T92">een</text:span></text:span><text:span text:style-name="Strong_20_Emphasis"><text:span text:style-name="T8"> </text:span></text:span><text:span text:style-name="Strong_20_Emphasis"><text:span text:style-name="T14">Ubuntu</text:span></text:span><text:span text:style-name="Strong_20_Emphasis"><text:span text:style-name="T8"> </text:span></text:span><text:span text:style-name="Strong_20_Emphasis"><text:span text:style-name="T16">of Debian </text:span></text:span><text:span text:style-name="Strong_20_Emphasis"><text:span text:style-name="T19">Desktop </text:span></text:span><text:span text:style-name="Strong_20_Emphasis"><text:span text:style-name="T20">L</text:span></text:span><text:span text:style-name="Strong_20_Emphasis"><text:span text:style-name="T19">ive</text:span></text:span><text:span text:style-name="Strong_20_Emphasis"><text:span text:style-name="T19"><text:note text:id="ftn2" text:note-class="footnote"><text:note-citation>2</text:note-citation><text:note-body><text:p text:style-name="P57"><text:span text:style-name="T203">Vanaf ee</text:span>n <text:span text:style-name="T204">L</text:span>ive <text:span text:style-name="T205">USB</text:span><text:span text:style-name="T206">-stick</text:span><text:span text:style-name="T207"> </text:span>kunt <text:span text:style-name="T203">u opstarten en</text:span> <text:span text:style-name="T191">met </text:span><text:span text:style-name="T192">Linux</text:span><text:span text:style-name="Strong_20_Emphasis"><text:span text:style-name="T159"> </text:span></text:span>werken zonder enige bestanden op de harde schijf te wijzigen en maakt ook installatie van <text:span text:style-name="T211">Linux</text:span><text:span text:style-name="Strong_20_Emphasis"><text:span text:style-name="T159"> </text:span></text:span>mogelijk.</text:p></text:note-body></text:note></text:span></text:span><text:span text:style-name="Strong_20_Emphasis"><text:span text:style-name="T19"> </text:span></text:span><text:span text:style-name="Strong_20_Emphasis"><text:span text:style-name="T21">USB</text:span></text:span><text:span text:style-name="Strong_20_Emphasis"><text:span text:style-name="T22">-stick</text:span></text:span><text:span text:style-name="Strong_20_Emphasis"><text:span text:style-name="T22"><text:note text:id="ftn3" text:note-class="footnote"><text:note-citation>3</text:note-citation><text:note-body><text:p text:style-name="P58"><text:span text:style-name="Strong_20_Emphasis"><text:span text:style-name="T98">Maak een opstartbare USB-stick</text:span></text:span><text:span text:style-name="Strong_20_Emphasis"><text:span text:style-name="T99">:<text:line-break/></text:span></text:span><text:span text:style-name="Strong_20_Emphasis"><text:span text:style-name="T100">Download </text:span></text:span><text:span text:style-name="Strong_20_Emphasis"><text:span text:style-name="T101">een </text:span></text:span><text:span text:style-name="Strong_20_Emphasis"><text:span text:style-name="T102">cd</text:span></text:span><text:span text:style-name="Strong_20_Emphasis"><text:span text:style-name="T107">-beeldbestand</text:span></text:span><text:span text:style-name="Strong_20_Emphasis"><text:span text:style-name="T103"> </text:span></text:span><text:span text:style-name="Strong_20_Emphasis"><text:span text:style-name="T104">(.iso) </text:span></text:span><text:span text:style-name="Strong_20_Emphasis"><text:span text:style-name="T103">vanaf </text:span></text:span><text:a xlink:type="simple" xlink:href="https://nl.releases.ubuntu.com/" text:style-name="Internet_20_link" text:visited-style-name="Visited_20_Internet_20_Link"><text:span text:style-name="Strong_20_Emphasis"><text:span text:style-name="T208">nl.releases.ubuntu.com</text:span></text:span></text:a><text:span text:style-name="Strong_20_Emphasis"><text:span text:style-name="T103"> </text:span></text:span><text:span text:style-name="Strong_20_Emphasis"><text:span text:style-name="T106">of </text:span></text:span><text:span text:style-name="Strong_20_Emphasis"><text:span text:style-name="T115"><text:s/></text:span></text:span><text:a xlink:type="simple" xlink:href="https://www.debian.org/CD/live/" text:style-name="Internet_20_link" text:visited-style-name="Visited_20_Internet_20_Link"><text:span text:style-name="Strong_20_Emphasis"><text:span text:style-name="T210">debian.org/cd/live</text:span></text:span></text:a><text:span text:style-name="Strong_20_Emphasis"><text:span text:style-name="T108"> </text:span></text:span><text:span text:style-name="Strong_20_Emphasis"><text:span text:style-name="T109">(zie ook Checklist installatie).</text:span></text:span><text:span text:style-name="Strong_20_Emphasis"><text:span text:style-name="T105"><text:line-break/>De volgende stappen staan beschreven in </text:span></text:span><text:span text:style-name="Strong_20_Emphasis"><text:span text:style-name="T110">Linux informatie</text:span></text:span><text:span text:style-name="Strong_20_Emphasis"><text:span text:style-name="T105">, te vinden op </text:span></text:span><text:a xlink:type="simple" xlink:href="https://karelzimmer.nl/" text:style-name="Internet_20_link" text:visited-style-name="Visited_20_Internet_20_Link"><text:span text:style-name="Strong_20_Emphasis"><text:span text:style-name="T209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8">, </text:span></text:span><text:span text:style-name="Strong_20_Emphasis"><text:span text:style-name="T17">of vanaf Windows maar zet </text:span></text:span><text:span text:style-name="Strong_20_Emphasis"><text:span text:style-name="T18">een </text:span></text:span><text:span text:style-name="Strong_20_Emphasis"><text:span text:style-name="T7">eventuele virusscanner </text:span></text:span><text:span text:style-name="Strong_20_Emphasis"><text:span text:style-name="T70">uit</text:span></text:span><text:span text:style-name="Strong_20_Emphasis"><text:span text:style-name="T7"> </text:span></text:span><text:span text:style-name="Strong_20_Emphasis"><text:span text:style-name="T17">(vertraagt de back-up)</text:span></text:span><text:span text:style-name="Strong_20_Emphasis"><text:span text:style-name="T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0" draw:name="Vorm34" draw:style-name="gr1" draw:text-style-name="P71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4">M</text:span></text:span><text:span text:style-name="Strong_20_Emphasis"><text:span text:style-name="T25">aak een Windows </text:span></text:span><text:span text:style-name="Strong_20_Emphasis"><text:span text:style-name="T26">back-up</text:span></text:span><text:span text:style-name="Strong_20_Emphasis"><text:span text:style-name="T25"> via kopiëren naar een externe harddisk</text:span></text:span><text:span text:style-name="Strong_20_Emphasis"><text:span text:style-name="T5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1" draw:name="Vorm35" draw:style-name="gr1" draw:text-style-name="P71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Mijn documenten, </text:span></text:span><text:span text:style-name="Strong_20_Emphasis"><text:span text:style-name="T28">etc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2" draw:name="Vorm37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Bureaubladachtergrond</text:span></text:span><text:span text:style-name="Strong_20_Emphasis"><text:span text:style-name="T29">en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3" draw:name="Vorm38" draw:style-name="gr1" draw:text-style-name="P71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46" draw:name="Vorm39" draw:style-name="gr1" draw:text-style-name="P71" svg:width="0.35cm" svg:height="0.35cm" draw:control="control145"/></text:span></text:span><text:span text:style-name="Strong_20_Emphasis"><text:span text:style-name="T4"><text:s/></text:span></text:span><text:span text:style-name="Strong_20_Emphasis"><text:span text:style-name="T50"><draw:control text:anchor-type="as-char" draw:z-index="147" draw:name="Vorm40" draw:style-name="gr1" draw:text-style-name="P71" svg:width="0.35cm" svg:height="0.35cm" draw:control="control146"/></text:span></text:span><text:span text:style-name="Strong_20_Emphasis"><text:span text:style-name="T4"><text:s/></text:span></text:span><text:span text:style-name="Strong_20_Emphasis"><text:span text:style-name="T50"><draw:control text:anchor-type="as-char" draw:z-index="148" draw:name="Vorm41" draw:style-name="gr1" draw:text-style-name="P71" svg:width="0.35cm" svg:height="0.35cm" draw:control="control147"/></text:span></text:span><text:span text:style-name="Strong_20_Emphasis"><text:span text:style-name="T4"><text:s/></text:span></text:span><text:span text:style-name="Strong_20_Emphasis"><text:span text:style-name="T50"><draw:control text:anchor-type="as-char" draw:z-index="149" draw:name="Vorm42" draw:style-name="gr1" draw:text-style-name="P71" svg:width="0.35cm" svg:height="0.35cm" draw:control="control148"/></text:span></text:span><text:span text:style-name="Strong_20_Emphasis"><text:span text:style-name="T50"><text:tab/></text:span></text:span><text:span text:style-name="Strong_20_Emphasis"><text:span text:style-name="T27">De aangemaakte </text:span></text:span><text:span text:style-name="Strong_20_Emphasis"><text:span text:style-name="T10">C</text:span></text:span><text:span text:style-name="Strong_20_Emphasis"><text:span text:style-name="T15">hrome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27">\Application Data\</text:span></text:span><text:span text:style-name="Strong_20_Emphasis"><text:span text:style-name="T10">Google</text:span></text:span><text:span text:style-name="Strong_20_Emphasis"><text:span text:style-name="T27"><text:line-break/><text:tab/><text:tab/><text:tab/><text:tab/></text:span></text:span><text:span text:style-name="Strong_20_Emphasis"><text:span text:style-name="T30">&gt;= </text:span></text:span><text:span text:style-name="Strong_20_Emphasis"><text:span text:style-name="T83">W7</text:span></text:span><text:span text:style-name="Strong_20_Emphasis"><text:span text:style-name="T84"><text:tab/></text:span></text:span><text:span text:style-name="Emphasis"><text:span text:style-name="T85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1">\</text:span></text:span><text:span text:style-name="Strong_20_Emphasis"><text:span text:style-name="T27">AppData\Roaming\</text:span></text:span><text:span text:style-name="Strong_20_Emphasis"><text:span text:style-name="T10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4" draw:name="Vorm43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0" draw:name="Vorm44" draw:style-name="gr1" draw:text-style-name="P71" svg:width="0.35cm" svg:height="0.35cm" draw:control="control149"/></text:span></text:span><text:span text:style-name="Strong_20_Emphasis"><text:span text:style-name="T4"><text:s/></text:span></text:span><text:span text:style-name="Strong_20_Emphasis"><text:span text:style-name="T50"><draw:control text:anchor-type="as-char" draw:z-index="151" draw:name="Vorm45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50"><draw:control text:anchor-type="as-char" draw:z-index="152" draw:name="Vorm46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50"><draw:control text:anchor-type="as-char" draw:z-index="153" draw:name="Vorm47" draw:style-name="gr1" draw:text-style-name="P71" svg:width="0.35cm" svg:height="0.35cm" draw:control="control152"/></text:span></text:span><text:span text:style-name="Strong_20_Emphasis"><text:span text:style-name="T50"><text:tab/></text:span></text:span><text:span text:style-name="Strong_20_Emphasis"><text:span text:style-name="T27">De aangemaakte F</text:span></text:span><text:span text:style-name="Strong_20_Emphasis"><text:span text:style-name="T49">irefox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27">\Application Data\Mozilla<text:line-break/><text:tab/><text:tab/><text:tab/><text:tab/></text:span></text:span><text:span text:style-name="Strong_20_Emphasis"><text:span text:style-name="T30">&gt;= </text:span></text:span><text:span text:style-name="Strong_20_Emphasis"><text:span text:style-name="T83">W7<text:tab/></text:span></text:span><text:span text:style-name="Emphasis"><text:span text:style-name="T85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1">\</text:span></text:span><text:span text:style-name="Strong_20_Emphasis"><text:span text:style-name="T27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5" draw:name="Vorm48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4" draw:name="Vorm49" draw:style-name="gr1" draw:text-style-name="P71" svg:width="0.35cm" svg:height="0.35cm" draw:control="control153"/></text:span></text:span><text:span text:style-name="Strong_20_Emphasis"><text:span text:style-name="T4"><text:s/></text:span></text:span><text:span text:style-name="Strong_20_Emphasis"><text:span text:style-name="T50"><draw:control text:anchor-type="as-char" draw:z-index="155" draw:name="Vorm50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50"><draw:control text:anchor-type="as-char" draw:z-index="156" draw:name="Vorm51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50"><draw:control text:anchor-type="as-char" draw:z-index="157" draw:name="Vorm52" draw:style-name="gr1" draw:text-style-name="P71" svg:width="0.35cm" svg:height="0.35cm" draw:control="control156"/></text:span></text:span><text:span text:style-name="Strong_20_Emphasis"><text:span text:style-name="T50"><text:tab/></text:span></text:span><text:span text:style-name="Strong_20_Emphasis"><text:span text:style-name="T27">De aangemaakte T</text:span></text:span><text:span text:style-name="Strong_20_Emphasis"><text:span text:style-name="T49">hunderbird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31">C:\Documents and Settings\</text:span></text:span><text:span text:style-name="Definition"><text:span text:style-name="T166">&lt;</text:span></text:span><text:span text:style-name="Definition"><text:span text:style-name="T165">Gebruikersnaam</text:span></text:span><text:span text:style-name="Definition"><text:span text:style-name="T166">&gt;</text:span></text:span><text:span text:style-name="Strong_20_Emphasis"><text:span text:style-name="T31">\</text:span></text:span><text:span text:style-name="Strong_20_Emphasis"><text:span text:style-name="T27">Application Data\Thunderbird<text:line-break/><text:tab/><text:tab/><text:tab/><text:tab/></text:span></text:span><text:span text:style-name="Strong_20_Emphasis"><text:span text:style-name="T30">&gt;= </text:span></text:span><text:span text:style-name="Strong_20_Emphasis"><text:span text:style-name="T83">W7<text:tab/></text:span></text:span><text:span text:style-name="Emphasis"><text:span text:style-name="T85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1">\</text:span></text:span><text:span text:style-name="Strong_20_Emphasis"><text:span text:style-name="T27">AppData\Roaming\Thunderbird</text:span></text:span></text:p>
          </table:table-cell>
        </table:table-row>
      </table:table>
      <text:p text:style-name="P21"/>
      <text:p text:style-name="P31"/>
      <text:list xml:id="list160646359797792" text:continue-numbering="true" text:style-name="L1">
        <text:list-item>
          <text:p text:style-name="P64"><text:span text:style-name="Strong_20_Emphasis"><text:span text:style-name="T116">Linux </text:span></text:span><text:span text:style-name="Strong_20_Emphasis"><text:span text:style-name="T117">installeren</text:span></text:span><text:span text:style-name="Strong_20_Emphasis"><text:span text:style-name="T32"> </text:span></text:span><text:span text:style-name="Emphasis"><text:span text:style-name="T75">(</text:span></text:span><text:span text:style-name="Emphasis"><text:span text:style-name="T76">Desktop: </text:span></text:span><text:span text:style-name="Emphasis"><text:span text:style-name="T74">overweeg dual-boot</text:span></text:span><text:span text:style-name="Emphasis"><text:span text:style-name="T75">)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4"><text:span text:style-name="Strong_20_Emphasis"><text:span text:style-name="T4"><text:s/></text:span></text:span><text:span text:style-name="Strong_20_Emphasis"><text:span text:style-name="T50"><draw:control text:anchor-type="as-char" draw:z-index="139" draw:name="Vorm53" draw:style-name="gr1" draw:text-style-name="P71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9">Installeer </text:span></text:span><text:span text:style-name="Strong_20_Emphasis"><text:span text:style-name="T57">Ubuntu </text:span></text:span><text:span text:style-name="Strong_20_Emphasis"><text:span text:style-name="T58">of Debian </text:span></text:span><text:span text:style-name="Strong_20_Emphasis"><text:span text:style-name="T9">Linux volgens de </text:span></text:span><text:span text:style-name="Strong_20_Emphasis"><text:span text:style-name="T63">Checklist</text:span></text:span><text:span text:style-name="Strong_20_Emphasis"><text:span text:style-name="T64"> i</text:span></text:span><text:span text:style-name="Strong_20_Emphasis"><text:span text:style-name="T65">nstallatie</text:span></text:span><text:span text:style-name="Strong_20_Emphasis"><text:span text:style-name="T11"><text:note text:id="ftn4" text:note-class="footnote"><text:note-citation>4</text:note-citation><text:note-body><text:p text:style-name="P59">Checklist installatie is te vinden op <text:a xlink:type="simple" xlink:href="https://karelzimmer.nl/" text:style-name="Internet_20_link" text:visited-style-name="Visited_20_Internet_20_Link"><text:span text:style-name="Strong_20_Emphasis"><text:span text:style-name="T209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11">.</text:span></text:span></text:p>
          </table:table-cell>
        </table:table-row>
      </table:table>
      <text:p text:style-name="P16"><text:span text:style-name="Strong_20_Emphasis"><text:span text:style-name="T167"><text:tab/></text:span></text:span></text:p>
      <text:list xml:id="list160647005906083" text:continue-numbering="true" text:style-name="L1">
        <text:list-item>
          <text:p text:style-name="P61"><text:span text:style-name="Strong_20_Emphasis"><text:span text:style-name="T66">Over</text:span></text:span><text:span text:style-name="Strong_20_Emphasis"><text:span text:style-name="T67">zetten </text:span></text:span><text:span text:style-name="Strong_20_Emphasis"><text:span text:style-name="T59">uitvoeren</text:span></text:span><text:span text:style-name="Strong_20_Emphasis"><text:span text:style-name="T23"> </text:span></text:span><text:span text:style-name="Strong_20_Emphasis"><text:span text:style-name="T82">(</text:span></text:span><text:span text:style-name="Strong_20_Emphasis"><text:span text:style-name="T88">op</text:span></text:span><text:span text:style-name="Strong_20_Emphasis"><text:span text:style-name="T82"> </text:span></text:span><text:span text:style-name="Strong_20_Emphasis"><text:span text:style-name="T89">Linux</text:span></text:span><text:span text:style-name="Strong_20_Emphasis"><text:span text:style-name="T82">)</text:span></text:span><text:span text:style-name="Strong_20_Emphasis"><text:span text:style-name="T23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69"/></text:span></text:p>
        </text:list-item>
      </text:list>
      <text:p text:style-name="P17"><text:span text:style-name="Strong_20_Emphasis"><text:span text:style-name="T167"><draw:control text:anchor-type="as-char" draw:z-index="2" draw:name="Vorm54" draw:style-name="gr1" draw:text-style-name="P71" svg:width="0.35cm" svg:height="0.35cm" draw:control="control1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3" draw:name="Vorm55" draw:style-name="gr1" draw:text-style-name="P71" svg:width="0.35cm" svg:height="0.35cm" draw:control="control12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4" draw:name="Vorm56" draw:style-name="gr1" draw:text-style-name="P71" svg:width="0.35cm" svg:height="0.35cm" draw:control="control13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5" draw:name="Vorm57" draw:style-name="gr1" draw:text-style-name="P71" svg:width="0.35cm" svg:height="0.35cm" draw:control="control14"/></text:span></text:span><text:span text:style-name="Strong_20_Emphasis"><text:span text:style-name="T167"><text:tab/></text:span></text:span><text:span text:style-name="Strong_20_Emphasis"><text:span text:style-name="T170">Zorg dat er geen </text:span></text:span><text:span text:style-name="Strong_20_Emphasis"><text:span text:style-name="T168">Internetverbinding </text:span></text:span><text:span text:style-name="Strong_20_Emphasis"><text:span text:style-name="T170">is, zodat er geen nieuwe </text:span></text:span><text:span text:style-name="Strong_20_Emphasis"><text:span text:style-name="T171">e-</text:span></text:span><text:span text:style-name="Strong_20_Emphasis"><text:span text:style-name="T170">mails </text:span></text:span><text:span text:style-name="Strong_20_Emphasis"><text:span text:style-name="T172">kunnen </text:span></text:span><text:span text:style-name="Strong_20_Emphasis"><text:span text:style-name="T171">binnen</text:span></text:span><text:span text:style-name="Strong_20_Emphasis"><text:span text:style-name="T170">komen.</text:span></text:span></text:p>
      <text:p text:style-name="P12"><text:span text:style-name="Strong_20_Emphasis"><text:span text:style-name="T51"><draw:control text:anchor-type="as-char" draw:z-index="3" draw:name="Vorm58" draw:style-name="gr1" draw:text-style-name="P71" svg:width="0.35cm" svg:height="0.35cm" draw:control="control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6" draw:name="Vorm59" draw:style-name="gr1" draw:text-style-name="P71" svg:width="0.35cm" svg:height="0.35cm" draw:control="control1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7" draw:name="Vorm60" draw:style-name="gr1" draw:text-style-name="P71" svg:width="0.35cm" svg:height="0.35cm" draw:control="control1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8" draw:name="Vorm61" draw:style-name="gr1" draw:text-style-name="P71" svg:width="0.35cm" svg:height="0.35cm" draw:control="control17"/></text:span></text:span><text:span text:style-name="Strong_20_Emphasis"><text:span text:style-name="T51"><text:tab/></text:span></text:span><text:span text:style-name="Strong_20_Emphasis"><text:span text:style-name="T23">Koppel de externe harddisk aan.</text:span></text:span></text:p>
      <text:p text:style-name="P12"><text:span text:style-name="Strong_20_Emphasis"><text:span text:style-name="T51"><draw:control text:anchor-type="as-char" draw:z-index="4" draw:name="Vorm62" draw:style-name="gr1" draw:text-style-name="P71" svg:width="0.35cm" svg:height="0.35cm" draw:control="control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9" draw:name="Vorm63" draw:style-name="gr1" draw:text-style-name="P71" svg:width="0.35cm" svg:height="0.35cm" draw:control="control1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0" draw:name="Vorm64" draw:style-name="gr1" draw:text-style-name="P71" svg:width="0.35cm" svg:height="0.35cm" draw:control="control1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1" draw:name="Vorm65" draw:style-name="gr1" draw:text-style-name="P71" svg:width="0.35cm" svg:height="0.35cm" draw:control="control20"/></text:span></text:span><text:span text:style-name="Strong_20_Emphasis"><text:span text:style-name="T51"><text:tab/></text:span></text:span><text:span text:style-name="Strong_20_Emphasis"><text:span text:style-name="T23">Kopieer </text:span></text:span><text:span text:style-name="Strong_20_Emphasis"><text:span text:style-name="T33">Mijn documenten, </text:span></text:span><text:span text:style-name="Strong_20_Emphasis"><text:span text:style-name="T28">etc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5" draw:name="Vorm70" draw:style-name="gr1" draw:text-style-name="P71" svg:width="0.35cm" svg:height="0.35cm" draw:control="control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2" draw:name="Vorm71" draw:style-name="gr1" draw:text-style-name="P71" svg:width="0.35cm" svg:height="0.35cm" draw:control="control2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3" draw:name="Vorm72" draw:style-name="gr1" draw:text-style-name="P71" svg:width="0.35cm" svg:height="0.35cm" draw:control="control2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4" draw:name="Vorm73" draw:style-name="gr1" draw:text-style-name="P71" svg:width="0.35cm" svg:height="0.35cm" draw:control="control23"/></text:span></text:span><text:span text:style-name="Strong_20_Emphasis"><text:span text:style-name="T51"><text:tab/></text:span></text:span><text:span text:style-name="Strong_20_Emphasis"><text:span text:style-name="T34">Kopieer </text:span></text:span><text:span text:style-name="Strong_20_Emphasis"><text:span text:style-name="T27">Bureaubladachtergrond </text:span></text:span><text:span text:style-name="Strong_20_Emphasis"><text:span text:style-name="T35">naar ~/Afbeeldingen.</text:span></text:span></text:p>
      <text:p text:style-name="P12"><text:span text:style-name="Strong_20_Emphasis"><text:span text:style-name="T51"><draw:control text:anchor-type="as-char" draw:z-index="6" draw:name="Vorm74" draw:style-name="gr1" draw:text-style-name="P71" svg:width="0.35cm" svg:height="0.35cm" draw:control="control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5" draw:name="Vorm75" draw:style-name="gr1" draw:text-style-name="P71" svg:width="0.35cm" svg:height="0.35cm" draw:control="control2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6" draw:name="Vorm76" draw:style-name="gr1" draw:text-style-name="P71" svg:width="0.35cm" svg:height="0.35cm" draw:control="control2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7" draw:name="Vorm77" draw:style-name="gr1" draw:text-style-name="P71" svg:width="0.35cm" svg:height="0.35cm" draw:control="control26"/></text:span></text:span><text:span text:style-name="Strong_20_Emphasis"><text:span text:style-name="T51"><text:tab/></text:span></text:span><text:span text:style-name="Strong_20_Emphasis"><text:span text:style-name="T23">Kopieer de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34">naar ~/.</text:span></text:span><text:span text:style-name="Strong_20_Emphasis"><text:span text:style-name="T12">chrome</text:span></text:span><text:span text:style-name="Strong_20_Emphasis"><text:span text:style-name="T36">, </text:span></text:span><text:span text:style-name="Strong_20_Emphasis"><text:span text:style-name="T28">of in </text:span></text:span><text:span text:style-name="Strong_20_Emphasis"><text:span text:style-name="T34">~/.</text:span></text:span><text:span text:style-name="Strong_20_Emphasis"><text:span text:style-name="T13">google</text:span></text:span><text:span text:style-name="Strong_20_Emphasis"><text:span text:style-name="T34">.</text:span></text:span></text:p>
      <text:p text:style-name="P12"><text:span text:style-name="Strong_20_Emphasis"><text:span text:style-name="T51"><draw:control text:anchor-type="as-char" draw:z-index="7" draw:name="Vorm78" draw:style-name="gr1" draw:text-style-name="P71" svg:width="0.35cm" svg:height="0.35cm" draw:control="control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8" draw:name="Vorm79" draw:style-name="gr1" draw:text-style-name="P71" svg:width="0.35cm" svg:height="0.35cm" draw:control="control2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9" draw:name="Vorm80" draw:style-name="gr1" draw:text-style-name="P71" svg:width="0.35cm" svg:height="0.35cm" draw:control="control2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0" draw:name="Vorm81" draw:style-name="gr1" draw:text-style-name="P71" svg:width="0.35cm" svg:height="0.35cm" draw:control="control29"/></text:span></text:span><text:span text:style-name="Strong_20_Emphasis"><text:span text:style-name="T51"><text:tab/></text:span></text:span><text:span text:style-name="Strong_20_Emphasis"><text:span text:style-name="T23">Kopieer de Firefox data </text:span></text:span><text:span text:style-name="Strong_20_Emphasis"><text:span text:style-name="T34">naar ~/.mozilla </text:span></text:span><text:span text:style-name="Strong_20_Emphasis"><text:span text:style-name="T36">(let op </text:span></text:span><text:span text:style-name="Strong_20_Emphasis"><text:span text:style-name="T68">F</text:span></text:span><text:span text:style-name="Strong_20_Emphasis"><text:span text:style-name="T36">irefox</text:span></text:span><text:span text:style-name="Strong_20_Emphasis"><text:span text:style-name="T37">→</text:span></text:span><text:span text:style-name="Strong_20_Emphasis"><text:span text:style-name="T69">f</text:span></text:span><text:span text:style-name="Strong_20_Emphasis"><text:span text:style-name="T38">irefox</text:span></text:span><text:span text:style-name="Strong_20_Emphasis"><text:span text:style-name="T36">), </text:span></text:span><text:span text:style-name="Strong_20_Emphasis"><text:span text:style-name="T28">of in </text:span></text:span><text:span text:style-name="Strong_20_Emphasis"><text:span text:style-name="T34">~/.mozilla.</text:span></text:span></text:p>
      <text:p text:style-name="P17"><text:span text:style-name="Strong_20_Emphasis"><text:span text:style-name="T167"><draw:control text:anchor-type="as-char" draw:z-index="8" draw:name="Vorm82" draw:style-name="gr1" draw:text-style-name="P71" svg:width="0.35cm" svg:height="0.35cm" draw:control="control7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1" draw:name="Vorm83" draw:style-name="gr1" draw:text-style-name="P71" svg:width="0.35cm" svg:height="0.35cm" draw:control="control30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2" draw:name="Vorm84" draw:style-name="gr1" draw:text-style-name="P71" svg:width="0.35cm" svg:height="0.35cm" draw:control="control31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3" draw:name="Vorm85" draw:style-name="gr1" draw:text-style-name="P71" svg:width="0.35cm" svg:height="0.35cm" draw:control="control32"/></text:span></text:span><text:span text:style-name="Strong_20_Emphasis"><text:span text:style-name="T167"><text:tab/></text:span></text:span><text:span text:style-name="Strong_20_Emphasis"><text:span text:style-name="T168">Start Firefox en controleer de werking.</text:span></text:span></text:p>
      <text:p text:style-name="P17"><text:span text:style-name="Strong_20_Emphasis"><text:span text:style-name="T167"><draw:control text:anchor-type="as-char" draw:z-index="9" draw:name="Vorm86" draw:style-name="gr1" draw:text-style-name="P71" svg:width="0.35cm" svg:height="0.35cm" draw:control="control8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4" draw:name="Vorm87" draw:style-name="gr1" draw:text-style-name="P71" svg:width="0.35cm" svg:height="0.35cm" draw:control="control33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5" draw:name="Vorm88" draw:style-name="gr1" draw:text-style-name="P71" svg:width="0.35cm" svg:height="0.35cm" draw:control="control34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6" draw:name="Vorm89" draw:style-name="gr1" draw:text-style-name="P71" svg:width="0.35cm" svg:height="0.35cm" draw:control="control35"/></text:span></text:span><text:span text:style-name="Strong_20_Emphasis"><text:span text:style-name="T167"><text:tab/></text:span></text:span><text:span text:style-name="Strong_20_Emphasis"><text:span text:style-name="T168">Kopieer de Thunderbird data </text:span></text:span><text:span text:style-name="Strong_20_Emphasis"><text:span text:style-name="T173">naar ~/.thunderbird, </text:span></text:span><text:span text:style-name="Strong_20_Emphasis"><text:span text:style-name="T174">of in </text:span></text:span><text:span text:style-name="Strong_20_Emphasis"><text:span text:style-name="T173">~/.thunderbird.</text:span></text:span></text:p>
      <text:p text:style-name="P12"><text:span text:style-name="Strong_20_Emphasis"><text:span text:style-name="T51"><draw:control text:anchor-type="as-char" draw:z-index="10" draw:name="Vorm90" draw:style-name="gr1" draw:text-style-name="P71" svg:width="0.35cm" svg:height="0.35cm" draw:control="control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7" draw:name="Vorm91" draw:style-name="gr1" draw:text-style-name="P71" svg:width="0.35cm" svg:height="0.35cm" draw:control="control3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8" draw:name="Vorm92" draw:style-name="gr1" draw:text-style-name="P71" svg:width="0.35cm" svg:height="0.35cm" draw:control="control3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1" draw:name="Vorm93" draw:style-name="gr1" draw:text-style-name="P71" svg:width="0.35cm" svg:height="0.35cm" draw:control="control40"/></text:span></text:span><text:span text:style-name="Strong_20_Emphasis"><text:span text:style-name="T51"><text:tab/></text:span></text:span><text:span text:style-name="Strong_20_Emphasis"><text:span text:style-name="T23">Start Thunderbird en controleer de werking </text:span></text:span><text:span text:style-name="Strong_20_Emphasis"><text:span text:style-name="T39">(inc</text:span></text:span><text:span text:style-name="Strong_20_Emphasis"><text:span text:style-name="T40">l</text:span></text:span><text:span text:style-name="Strong_20_Emphasis"><text:span text:style-name="T41">usief </text:span></text:span><text:span text:style-name="Strong_20_Emphasis"><text:span text:style-name="T39"><text:s/></text:span></text:span><text:span text:style-name="Strong_20_Emphasis"><text:span text:style-name="T42">eventuele</text:span></text:span><text:span text:style-name="Strong_20_Emphasis"><text:span text:style-name="T39"> Agenda)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11" draw:name="Vorm94" draw:style-name="gr1" draw:text-style-name="P71" svg:width="0.35cm" svg:height="0.35cm" draw:control="control10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9" draw:name="Vorm95" draw:style-name="gr1" draw:text-style-name="P71" svg:width="0.35cm" svg:height="0.35cm" draw:control="control3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0" draw:name="Vorm96" draw:style-name="gr1" draw:text-style-name="P71" svg:width="0.35cm" svg:height="0.35cm" draw:control="control3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2" draw:name="Vorm97" draw:style-name="gr1" draw:text-style-name="P71" svg:width="0.35cm" svg:height="0.35cm" draw:control="control41"/></text:span></text:span><text:span text:style-name="Strong_20_Emphasis"><text:span text:style-name="T51"><text:tab/></text:span></text:span><text:span text:style-name="Strong_20_Emphasis"><text:span text:style-name="T43">Verwijder overbodige Windows-bestanden via </text:span></text:span><text:span text:style-name="Strong_20_Emphasis"><text:span text:style-name="T60">Terminalvenster</text:span></text:span><text:span text:style-name="T60"> </text:span><text:span text:style-name="T61">en de volgende opdrachtregel:<text:line-break/></text:span></text:p>
      <text:list xml:id="list160646085264595" text:continue-numbering="true" text:style-name="L1">
        <text:list-header>
          <text:p text:style-name="P62"><text:span text:style-name="User_20_Entry"><text:span text:style-name="T118">f</text:span></text:span><text:span text:style-name="User_20_Entry"><text:span text:style-name="T119">ind </text:span></text:span><text:span text:style-name="User_20_Entry"><text:span text:style-name="T118">$HOME</text:span></text:span><text:span text:style-name="User_20_Entry"><text:span text:style-name="T119"> -</text:span></text:span><text:span text:style-name="User_20_Entry"><text:span text:style-name="T120">i</text:span></text:span><text:span text:style-name="User_20_Entry"><text:span text:style-name="T119">name </text:span></text:span><text:span text:style-name="User_20_Entry"><text:span text:style-name="T121">d</text:span></text:span><text:span text:style-name="User_20_Entry"><text:span text:style-name="T119">esktop.ini -</text:span></text:span><text:span text:style-name="User_20_Entry"><text:span text:style-name="T122">d</text:span></text:span><text:span text:style-name="User_20_Entry"><text:span text:style-name="T123">e</text:span></text:span><text:span text:style-name="User_20_Entry"><text:span text:style-name="T122">lete </text:span></text:span><text:span text:style-name="User_20_Entry"><text:span text:style-name="T124">-or </text:span></text:span><text:span text:style-name="User_20_Entry"><text:span text:style-name="T119">-</text:span></text:span><text:span text:style-name="User_20_Entry"><text:span text:style-name="T125">i</text:span></text:span><text:span text:style-name="User_20_Entry"><text:span text:style-name="T119">name </text:span></text:span><text:span text:style-name="User_20_Entry"><text:span text:style-name="T125">t</text:span></text:span><text:span text:style-name="User_20_Entry"><text:span text:style-name="T119">humbs.db -</text:span></text:span><text:span text:style-name="User_20_Entry"><text:span text:style-name="T122">delete -</text:span></text:span><text:span text:style-name="User_20_Entry"><text:span text:style-name="T124">or </text:span></text:span><text:span text:style-name="User_20_Entry"><text:span text:style-name="T119">-name '*.</text:span></text:span><text:span text:style-name="User_20_Entry"><text:span text:style-name="T126">lnk'</text:span></text:span><text:span text:style-name="User_20_Entry"><text:span text:style-name="T119"> -</text:span></text:span><text:span text:style-name="User_20_Entry"><text:span text:style-name="T122">delete -</text:span></text:span><text:span text:style-name="User_20_Entry"><text:span text:style-name="T127">or </text:span></text:span><text:span text:style-name="User_20_Entry"><text:span text:style-name="T119">-</text:span></text:span><text:span text:style-name="User_20_Entry"><text:span text:style-name="T120">i</text:span></text:span><text:span text:style-name="User_20_Entry"><text:span text:style-name="T119">name '*.</text:span></text:span><text:span text:style-name="User_20_Entry"><text:span text:style-name="T128">exe'</text:span></text:span><text:span text:style-name="User_20_Entry"><text:span text:style-name="T119"> -</text:span></text:span><text:span text:style-name="User_20_Entry"><text:span text:style-name="T122">delete</text:span></text:span><text:span text:style-name="User_20_Entry"><text:span text:style-name="T71"><text:line-break/></text:span></text:span></text:p>
        </text:list-header>
      </text:list>
      <text:p text:style-name="P13"><text:span text:style-name="Strong_20_Emphasis"><text:span text:style-name="T51"><draw:control text:anchor-type="as-char" draw:z-index="12" draw:name="Vorm98" draw:style-name="gr1" draw:text-style-name="P71" svg:width="0.35cm" svg:height="0.35cm" draw:control="control1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3" draw:name="Vorm99" draw:style-name="gr1" draw:text-style-name="P71" svg:width="0.35cm" svg:height="0.35cm" draw:control="control4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4" draw:name="Vorm100" draw:style-name="gr1" draw:text-style-name="P71" svg:width="0.35cm" svg:height="0.35cm" draw:control="control4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5" draw:name="Vorm101" draw:style-name="gr1" draw:text-style-name="P71" svg:width="0.35cm" svg:height="0.35cm" draw:control="control44"/></text:span></text:span><text:span text:style-name="Strong_20_Emphasis"><text:span text:style-name="T51"><text:tab/></text:span></text:span><text:span text:style-name="Strong_20_Emphasis"><text:span text:style-name="T23">Maak verbinding met het Internet, zodat er </text:span></text:span><text:span text:style-name="Strong_20_Emphasis"><text:span text:style-name="T44">weer</text:span></text:span><text:span text:style-name="Strong_20_Emphasis"><text:span text:style-name="T23"> nieuwe </text:span></text:span><text:span text:style-name="Strong_20_Emphasis"><text:span text:style-name="T45">e-</text:span></text:span><text:span text:style-name="Strong_20_Emphasis"><text:span text:style-name="T23">mails</text:span></text:span><text:span text:style-name="Strong_20_Emphasis"><text:span text:style-name="T46"> </text:span></text:span><text:span text:style-name="Strong_20_Emphasis"><text:span text:style-name="T45">binnen</text:span></text:span><text:span text:style-name="Strong_20_Emphasis"><text:span text:style-name="T23"> </text:span></text:span><text:span text:style-name="Strong_20_Emphasis"><text:span text:style-name="T46">kunnen </text:span></text:span><text:span text:style-name="Strong_20_Emphasis"><text:span text:style-name="T23">komen.</text:span></text:span></text:p>
      <text:list xml:id="list1171110922" text:style-name="L2">
        <text:list-header>
          <text:p text:style-name="P68"><text:span text:style-name="Strong_20_Emphasis"><text:span text:style-name="T181"/></text:span></text:p>
          <text:p text:style-name="P69"><text:span text:style-name="Strong_20_Emphasis"><text:span text:style-name="T181"><text:line-break/></text:span></text:span><text:span text:style-name="Strong_20_Emphasis"><text:span text:style-name="T77">E</text:span></text:span><text:span text:style-name="Strong_20_Emphasis"><text:span text:style-name="T78">inde c</text:span></text:span><text:span text:style-name="Strong_20_Emphasis"><text:span text:style-name="T79">hecklist, </text:span></text:span><text:span text:style-name="Strong_20_Emphasis"><text:span text:style-name="T80">het overzetten</text:span></text:span><text:span text:style-name="T48"> </text:span><text:span text:style-name="T47">is </text:span><text:span text:style-name="T48">voltooid.</text:span></text:p>
        </text:list-header>
      </text:list>
      <text:p text:style-name="P31"/>
      <text:list xml:id="list160647744032347" text:continue-numbering="true" text:style-name="L2">
        <text:list-header>
          <text:p text:style-name="P70"><text:span text:style-name="Emphasis"><text:span text:style-name="T17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5">Karel Zimmer</text:span></text:span></text:a><text:span text:style-name="Emphasis"><text:span text:style-name="T176">.</text:span></text:span></text:p>
          <text:p text:style-name="P70"><text:span text:style-name="Emphasis"><text:span text:style-name="T178">Licentie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180">CC0 1.0 Universeel</text:span></text:span></text:a><text:span text:style-name="Emphasis"><text:span text:style-name="T177"> </text:span></text:span><text:span text:style-name="Emphasis"><text:span text:style-name="T179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D830F20CF8A2D2EE.png" xlink:type="simple" xlink:show="embed" xlink:actuate="onLoad" draw:mime-type="image/png"/></draw:frame></draw:a></text:span></text:span><text:span text:style-name="Emphasis"><text:span text:style-name="T202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E8D000C469E717C0.png" xlink:type="simple" xlink:show="embed" xlink:actuate="onLoad" draw:mime-type="image/png"/></draw:frame></draw:a></text:span></text:span><text:span text:style-name="Emphasis"><text:span text:style-name="T202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3">Gebr.#</text:p>
            <text:p text:style-name="P33"/>
          </table:table-cell>
          <table:table-cell table:style-name="Tabel1.A1" table:number-rows-spanned="2" office:value-type="string">
            <text:p text:style-name="P34">Gebruiker</text:p>
            <text:p text:style-name="P35">(bijv. Jan <text:span text:style-name="T196">Jansen</text:span>)</text:p>
          </table:table-cell>
          <table:table-cell table:style-name="Tabel1.A1" table:number-rows-spanned="2" office:value-type="string">
            <text:p text:style-name="P34">Gebruikersnaam</text:p>
            <text:p text:style-name="P35">(bijv. jan)</text:p>
          </table:table-cell>
          <table:table-cell table:style-name="Tabel1.D1" table:number-rows-spanned="2" office:value-type="string">
            <text:p text:style-name="P38">Wachtwoord</text:p>
            <text:p text:style-name="P36"/>
          </table:table-cell>
          <table:table-cell table:style-name="Tabel1.E1" office:value-type="string">
            <text:p text:style-name="P34"/>
          </table:table-cell>
          <table:table-cell table:style-name="Tabel1.F1" office:value-type="string">
            <text:p text:style-name="P39">BIOS-wachtwoord</text:p>
          </table:table-cell>
          <table:table-cell table:style-name="Tabel1.G1" office:value-type="string">
            <text:p text:style-name="P37"><draw:control text:anchor-type="as-char" draw:z-index="58" draw:name="Vorm1_11" draw:style-name="gr3" draw:text-style-name="P72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0">Wifi-netwerknaam</text:p>
          </table:table-cell>
          <table:table-cell table:style-name="Tabel1.G2" office:value-type="string">
            <text:p text:style-name="P37"><draw:control text:anchor-type="as-char" draw:z-index="59" draw:name="Vorm1_12" draw:style-name="gr3" draw:text-style-name="P72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3">1</text:p>
          </table:table-cell>
          <table:table-cell table:style-name="Tabel1.A3" office:value-type="string">
            <text:p text:style-name="P34"><draw:control text:anchor-type="as-char" draw:z-index="46" draw:name="Vorm1" draw:style-name="gr3" draw:text-style-name="P72" svg:width="5.486cm" svg:height="0.406cm" draw:control="control45"/></text:p>
          </table:table-cell>
          <table:table-cell table:style-name="Tabel1.A3" office:value-type="string">
            <text:p text:style-name="P37"><draw:control text:anchor-type="as-char" draw:z-index="50" draw:name="Vorm1_3" draw:style-name="gr3" draw:text-style-name="P72" svg:width="3.208cm" svg:height="0.406cm" draw:control="control49"/></text:p>
          </table:table-cell>
          <table:table-cell table:style-name="Tabel1.D3" office:value-type="string">
            <text:p text:style-name="P37"><draw:control text:anchor-type="as-char" draw:z-index="54" draw:name="Vorm1_7" draw:style-name="gr3" draw:text-style-name="P72" svg:width="4.571cm" svg:height="0.406cm" draw:control="control53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1">Netwerksleutel</text:p>
          </table:table-cell>
          <table:table-cell table:style-name="Tabel1.G2" office:value-type="string">
            <text:p text:style-name="P37"><draw:control text:anchor-type="as-char" draw:z-index="60" draw:name="Vorm1_13" draw:style-name="gr3" draw:text-style-name="P72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3">2</text:p>
          </table:table-cell>
          <table:table-cell table:style-name="Tabel1.A3" office:value-type="string">
            <text:p text:style-name="P37"><draw:control text:anchor-type="as-char" draw:z-index="47" draw:name="Vorm1_0" draw:style-name="gr3" draw:text-style-name="P72" svg:width="5.486cm" svg:height="0.406cm" draw:control="control46"/></text:p>
          </table:table-cell>
          <table:table-cell table:style-name="Tabel1.A3" office:value-type="string">
            <text:p text:style-name="P37"><draw:control text:anchor-type="as-char" draw:z-index="51" draw:name="Vorm1_4" draw:style-name="gr3" draw:text-style-name="P72" svg:width="3.208cm" svg:height="0.406cm" draw:control="control50"/></text:p>
          </table:table-cell>
          <table:table-cell table:style-name="Tabel1.D3" office:value-type="string">
            <text:p text:style-name="P37"><draw:control text:anchor-type="as-char" draw:z-index="55" draw:name="Vorm1_8" draw:style-name="gr3" draw:text-style-name="P72" svg:width="4.571cm" svg:height="0.406cm" draw:control="control54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IP#</text:p>
          </table:table-cell>
          <table:table-cell table:style-name="Tabel1.G2" office:value-type="string">
            <text:p text:style-name="P37"><draw:control text:anchor-type="as-char" draw:z-index="61" draw:name="Vorm1_14" draw:style-name="gr3" draw:text-style-name="P72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3">3</text:p>
          </table:table-cell>
          <table:table-cell table:style-name="Tabel1.A3" office:value-type="string">
            <text:p text:style-name="P37"><draw:control text:anchor-type="as-char" draw:z-index="48" draw:name="Vorm1_1" draw:style-name="gr3" draw:text-style-name="P72" svg:width="5.486cm" svg:height="0.406cm" draw:control="control47"/></text:p>
          </table:table-cell>
          <table:table-cell table:style-name="Tabel1.A3" office:value-type="string">
            <text:p text:style-name="P37"><draw:control text:anchor-type="as-char" draw:z-index="52" draw:name="Vorm1_5" draw:style-name="gr3" draw:text-style-name="P72" svg:width="3.208cm" svg:height="0.406cm" draw:control="control51"/></text:p>
          </table:table-cell>
          <table:table-cell table:style-name="Tabel1.D3" office:value-type="string">
            <text:p text:style-name="P37"><draw:control text:anchor-type="as-char" draw:z-index="56" draw:name="Vorm1_9" draw:style-name="gr3" draw:text-style-name="P72" svg:width="4.571cm" svg:height="0.406cm" draw:control="control55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gebr.nm/ww</text:p>
          </table:table-cell>
          <table:table-cell table:style-name="Tabel1.G2" office:value-type="string">
            <text:p text:style-name="P37"><draw:control text:anchor-type="as-char" draw:z-index="62" draw:name="Vorm1_15" draw:style-name="gr3" draw:text-style-name="P72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3">4</text:p>
          </table:table-cell>
          <table:table-cell table:style-name="Tabel1.A3" office:value-type="string">
            <text:p text:style-name="P37"><draw:control text:anchor-type="as-char" draw:z-index="49" draw:name="Vorm1_2" draw:style-name="gr3" draw:text-style-name="P72" svg:width="5.486cm" svg:height="0.406cm" draw:control="control48"/></text:p>
          </table:table-cell>
          <table:table-cell table:style-name="Tabel1.A3" office:value-type="string">
            <text:p text:style-name="P37"><draw:control text:anchor-type="as-char" draw:z-index="53" draw:name="Vorm1_6" draw:style-name="gr3" draw:text-style-name="P72" svg:width="3.208cm" svg:height="0.406cm" draw:control="control52"/></text:p>
          </table:table-cell>
          <table:table-cell table:style-name="Tabel1.D3" office:value-type="string">
            <text:p text:style-name="P37"><draw:control text:anchor-type="as-char" draw:z-index="57" draw:name="Vorm1_10" draw:style-name="gr3" draw:text-style-name="P72" svg:width="4.571cm" svg:height="0.406cm" draw:control="control56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4">TeamViewer ID</text:p>
          </table:table-cell>
          <table:table-cell table:style-name="Tabel1.G2" office:value-type="string">
            <text:p text:style-name="P37"><draw:control text:anchor-type="as-char" draw:z-index="63" draw:name="Vorm1_16" draw:style-name="gr3" draw:text-style-name="P72" svg:width="5.329cm" svg:height="0.406cm" draw:control="control62"/></text:p>
          </table:table-cell>
        </table:table-row>
      </table:table>
      <text:p text:style-name="P25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6">Gebr./<text:span text:style-name="T184">Volg#</text:span></text:p>
          </table:table-cell>
          <table:table-cell table:style-name="Tabel2.A1" office:value-type="string">
            <text:p text:style-name="P27">E-mailnaam</text:p>
          </table:table-cell>
          <table:table-cell table:style-name="Tabel2.A1" office:value-type="string">
            <text:p text:style-name="P27">E-mailadres</text:p>
          </table:table-cell>
          <table:table-cell table:style-name="Tabel2.A1" office:value-type="string">
            <text:p text:style-name="P50">Gebruikersnaam</text:p>
          </table:table-cell>
          <table:table-cell table:style-name="Tabel2.A1" office:value-type="string">
            <text:p text:style-name="P46">Wachtwoord</text:p>
          </table:table-cell>
          <table:table-cell table:style-name="Tabel2.A1" office:value-type="string">
            <text:p text:style-name="P46"><text:span text:style-name="T183">Inkomende</text:span><text:span text:style-name="T182"> </text:span>mailserver<text:line-break/>(pop.voorbeeld.com)</text:p>
          </table:table-cell>
          <table:table-cell table:style-name="Tabel2.G1" office:value-type="string">
            <text:p text:style-name="P47"><text:span text:style-name="T182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9"><draw:control text:anchor-type="as-char" svg:y="-0.598cm" draw:z-index="64" draw:name="Vorm1_17" draw:style-name="gr2" draw:text-style-name="P72" svg:width="1.176cm" svg:height="0.802cm" draw:control="control63"/></text:p>
          </table:table-cell>
          <table:table-cell table:style-name="Tabel2.A2" office:value-type="string">
            <text:p text:style-name="P51"><draw:control text:anchor-type="as-char" svg:y="-0.598cm" draw:z-index="70" draw:name="Vorm1_23" draw:style-name="gr2" draw:text-style-name="P72" svg:width="2.855cm" svg:height="0.802cm" draw:control="control69"/></text:p>
          </table:table-cell>
          <table:table-cell table:style-name="Tabel2.A2" office:value-type="string">
            <text:p text:style-name="P28"><draw:control text:anchor-type="as-char" svg:y="-0.598cm" draw:z-index="71" draw:name="Vorm1_24" draw:style-name="gr2" draw:text-style-name="P72" svg:width="3.56cm" svg:height="0.802cm" draw:control="control70"/></text:p>
          </table:table-cell>
          <table:table-cell table:style-name="Tabel2.A2" office:value-type="string">
            <text:p text:style-name="P48"><draw:control text:anchor-type="as-char" svg:y="-0.598cm" draw:z-index="72" draw:name="Vorm1_25" draw:style-name="gr2" draw:text-style-name="P72" svg:width="3.287cm" svg:height="0.802cm" draw:control="control71"/></text:p>
          </table:table-cell>
          <table:table-cell table:style-name="Tabel2.A2" office:value-type="string">
            <text:p text:style-name="P48"><draw:control text:anchor-type="as-char" svg:y="-0.598cm" draw:z-index="73" draw:name="Vorm1_26" draw:style-name="gr2" draw:text-style-name="P72" svg:width="2.855cm" svg:height="0.802cm" draw:control="control72"/></text:p>
          </table:table-cell>
          <table:table-cell table:style-name="Tabel2.A2" office:value-type="string">
            <text:p text:style-name="P48"><draw:control text:anchor-type="as-char" svg:y="-0.598cm" draw:z-index="74" draw:name="Vorm1_27" draw:style-name="gr2" draw:text-style-name="P72" svg:width="4.283cm" svg:height="0.802cm" draw:control="control73"/></text:p>
          </table:table-cell>
          <table:table-cell table:style-name="Tabel2.G2" office:value-type="string">
            <text:p text:style-name="P48"><draw:control text:anchor-type="as-char" svg:y="-0.598cm" draw:z-index="75" draw:name="Vorm1_28" draw:style-name="gr2" draw:text-style-name="P72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5" draw:name="Vorm1_18" draw:style-name="gr2" draw:text-style-name="P72" svg:width="1.176cm" svg:height="0.802cm" draw:control="control64"/></text:p>
          </table:table-cell>
          <table:table-cell table:style-name="Tabel2.A3" office:value-type="string">
            <text:p text:style-name="P28"><draw:control text:anchor-type="as-char" svg:y="-0.598cm" draw:z-index="76" draw:name="Vorm1_29" draw:style-name="gr2" draw:text-style-name="P72" svg:width="2.855cm" svg:height="0.802cm" draw:control="control75"/></text:p>
          </table:table-cell>
          <table:table-cell table:style-name="Tabel2.A3" office:value-type="string">
            <text:p text:style-name="P28"><draw:control text:anchor-type="as-char" svg:y="-0.598cm" draw:z-index="81" draw:name="Vorm1_34" draw:style-name="gr2" draw:text-style-name="P72" svg:width="3.56cm" svg:height="0.802cm" draw:control="control80"/></text:p>
          </table:table-cell>
          <table:table-cell table:style-name="Tabel2.A3" office:value-type="string">
            <text:p text:style-name="P48"><draw:control text:anchor-type="as-char" svg:y="-0.598cm" draw:z-index="86" draw:name="Vorm1_39" draw:style-name="gr2" draw:text-style-name="P72" svg:width="3.287cm" svg:height="0.802cm" draw:control="control85"/></text:p>
          </table:table-cell>
          <table:table-cell table:style-name="Tabel2.A3" office:value-type="string">
            <text:p text:style-name="P48"><draw:control text:anchor-type="as-char" svg:y="-0.598cm" draw:z-index="91" draw:name="Vorm1_44" draw:style-name="gr2" draw:text-style-name="P72" svg:width="2.855cm" svg:height="0.802cm" draw:control="control90"/></text:p>
          </table:table-cell>
          <table:table-cell table:style-name="Tabel2.A3" office:value-type="string">
            <text:p text:style-name="P48"><draw:control text:anchor-type="as-char" svg:y="-0.598cm" draw:z-index="96" draw:name="Vorm1_49" draw:style-name="gr2" draw:text-style-name="P72" svg:width="4.283cm" svg:height="0.802cm" draw:control="control95"/></text:p>
          </table:table-cell>
          <table:table-cell table:style-name="Tabel2.G3" office:value-type="string">
            <text:p text:style-name="P48"><draw:control text:anchor-type="as-char" svg:y="-0.598cm" draw:z-index="101" draw:name="Vorm1_54" draw:style-name="gr2" draw:text-style-name="P72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6" draw:name="Vorm1_19" draw:style-name="gr2" draw:text-style-name="P72" svg:width="1.176cm" svg:height="0.802cm" draw:control="control65"/></text:p>
          </table:table-cell>
          <table:table-cell table:style-name="Tabel2.A3" office:value-type="string">
            <text:p text:style-name="P28"><draw:control text:anchor-type="as-char" svg:y="-0.598cm" draw:z-index="77" draw:name="Vorm1_30" draw:style-name="gr2" draw:text-style-name="P72" svg:width="2.855cm" svg:height="0.802cm" draw:control="control76"/></text:p>
          </table:table-cell>
          <table:table-cell table:style-name="Tabel2.A3" office:value-type="string">
            <text:p text:style-name="P28"><draw:control text:anchor-type="as-char" svg:y="-0.598cm" draw:z-index="82" draw:name="Vorm1_35" draw:style-name="gr2" draw:text-style-name="P72" svg:width="3.56cm" svg:height="0.802cm" draw:control="control81"/></text:p>
          </table:table-cell>
          <table:table-cell table:style-name="Tabel2.A3" office:value-type="string">
            <text:p text:style-name="P48"><draw:control text:anchor-type="as-char" svg:y="-0.598cm" draw:z-index="87" draw:name="Vorm1_40" draw:style-name="gr2" draw:text-style-name="P72" svg:width="3.287cm" svg:height="0.802cm" draw:control="control86"/></text:p>
          </table:table-cell>
          <table:table-cell table:style-name="Tabel2.A3" office:value-type="string">
            <text:p text:style-name="P48"><draw:control text:anchor-type="as-char" svg:y="-0.598cm" draw:z-index="92" draw:name="Vorm1_45" draw:style-name="gr2" draw:text-style-name="P72" svg:width="2.855cm" svg:height="0.802cm" draw:control="control91"/></text:p>
          </table:table-cell>
          <table:table-cell table:style-name="Tabel2.A3" office:value-type="string">
            <text:p text:style-name="P48"><draw:control text:anchor-type="as-char" svg:y="-0.598cm" draw:z-index="97" draw:name="Vorm1_50" draw:style-name="gr2" draw:text-style-name="P72" svg:width="4.283cm" svg:height="0.802cm" draw:control="control96"/></text:p>
          </table:table-cell>
          <table:table-cell table:style-name="Tabel2.G3" office:value-type="string">
            <text:p text:style-name="P48"><draw:control text:anchor-type="as-char" svg:y="-0.598cm" draw:z-index="102" draw:name="Vorm1_55" draw:style-name="gr2" draw:text-style-name="P72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7" draw:name="Vorm1_20" draw:style-name="gr2" draw:text-style-name="P72" svg:width="1.176cm" svg:height="0.802cm" draw:control="control66"/></text:p>
          </table:table-cell>
          <table:table-cell table:style-name="Tabel2.A3" office:value-type="string">
            <text:p text:style-name="P28"><draw:control text:anchor-type="as-char" svg:y="-0.598cm" draw:z-index="78" draw:name="Vorm1_31" draw:style-name="gr2" draw:text-style-name="P72" svg:width="2.855cm" svg:height="0.802cm" draw:control="control77"/></text:p>
          </table:table-cell>
          <table:table-cell table:style-name="Tabel2.A3" office:value-type="string">
            <text:p text:style-name="P28"><draw:control text:anchor-type="as-char" svg:y="-0.598cm" draw:z-index="83" draw:name="Vorm1_36" draw:style-name="gr2" draw:text-style-name="P72" svg:width="3.56cm" svg:height="0.802cm" draw:control="control82"/></text:p>
          </table:table-cell>
          <table:table-cell table:style-name="Tabel2.A3" office:value-type="string">
            <text:p text:style-name="P48"><draw:control text:anchor-type="as-char" svg:y="-0.598cm" draw:z-index="88" draw:name="Vorm1_41" draw:style-name="gr2" draw:text-style-name="P72" svg:width="3.287cm" svg:height="0.802cm" draw:control="control87"/></text:p>
          </table:table-cell>
          <table:table-cell table:style-name="Tabel2.A3" office:value-type="string">
            <text:p text:style-name="P48"><draw:control text:anchor-type="as-char" svg:y="-0.598cm" draw:z-index="93" draw:name="Vorm1_46" draw:style-name="gr2" draw:text-style-name="P72" svg:width="2.855cm" svg:height="0.802cm" draw:control="control92"/></text:p>
          </table:table-cell>
          <table:table-cell table:style-name="Tabel2.A3" office:value-type="string">
            <text:p text:style-name="P48"><draw:control text:anchor-type="as-char" svg:y="-0.598cm" draw:z-index="98" draw:name="Vorm1_51" draw:style-name="gr2" draw:text-style-name="P72" svg:width="4.283cm" svg:height="0.802cm" draw:control="control97"/></text:p>
          </table:table-cell>
          <table:table-cell table:style-name="Tabel2.G3" office:value-type="string">
            <text:p text:style-name="P48"><draw:control text:anchor-type="as-char" svg:y="-0.598cm" draw:z-index="103" draw:name="Vorm1_56" draw:style-name="gr2" draw:text-style-name="P72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8" draw:name="Vorm1_21" draw:style-name="gr2" draw:text-style-name="P72" svg:width="1.176cm" svg:height="0.802cm" draw:control="control67"/></text:p>
          </table:table-cell>
          <table:table-cell table:style-name="Tabel2.A3" office:value-type="string">
            <text:p text:style-name="P28"><draw:control text:anchor-type="as-char" svg:y="-0.598cm" draw:z-index="79" draw:name="Vorm1_32" draw:style-name="gr2" draw:text-style-name="P72" svg:width="2.855cm" svg:height="0.802cm" draw:control="control78"/></text:p>
          </table:table-cell>
          <table:table-cell table:style-name="Tabel2.A3" office:value-type="string">
            <text:p text:style-name="P28"><draw:control text:anchor-type="as-char" svg:y="-0.598cm" draw:z-index="84" draw:name="Vorm1_37" draw:style-name="gr2" draw:text-style-name="P72" svg:width="3.56cm" svg:height="0.802cm" draw:control="control83"/></text:p>
          </table:table-cell>
          <table:table-cell table:style-name="Tabel2.A3" office:value-type="string">
            <text:p text:style-name="P48"><draw:control text:anchor-type="as-char" svg:y="-0.598cm" draw:z-index="89" draw:name="Vorm1_42" draw:style-name="gr2" draw:text-style-name="P72" svg:width="3.287cm" svg:height="0.802cm" draw:control="control88"/></text:p>
          </table:table-cell>
          <table:table-cell table:style-name="Tabel2.A3" office:value-type="string">
            <text:p text:style-name="P48"><draw:control text:anchor-type="as-char" svg:y="-0.598cm" draw:z-index="94" draw:name="Vorm1_47" draw:style-name="gr2" draw:text-style-name="P72" svg:width="2.855cm" svg:height="0.802cm" draw:control="control93"/></text:p>
          </table:table-cell>
          <table:table-cell table:style-name="Tabel2.A3" office:value-type="string">
            <text:p text:style-name="P48"><draw:control text:anchor-type="as-char" svg:y="-0.598cm" draw:z-index="99" draw:name="Vorm1_52" draw:style-name="gr2" draw:text-style-name="P72" svg:width="4.283cm" svg:height="0.802cm" draw:control="control98"/></text:p>
          </table:table-cell>
          <table:table-cell table:style-name="Tabel2.G3" office:value-type="string">
            <text:p text:style-name="P48"><draw:control text:anchor-type="as-char" svg:y="-0.598cm" draw:z-index="104" draw:name="Vorm1_57" draw:style-name="gr2" draw:text-style-name="P72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9" draw:name="Vorm1_22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28"><draw:control text:anchor-type="as-char" svg:y="-0.598cm" draw:z-index="80" draw:name="Vorm1_33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28"><draw:control text:anchor-type="as-char" svg:y="-0.598cm" draw:z-index="85" draw:name="Vorm1_38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48"><draw:control text:anchor-type="as-char" svg:y="-0.598cm" draw:z-index="90" draw:name="Vorm1_43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48"><draw:control text:anchor-type="as-char" svg:y="-0.598cm" draw:z-index="95" draw:name="Vorm1_48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48"><draw:control text:anchor-type="as-char" svg:y="-0.598cm" draw:z-index="100" draw:name="Vorm1_53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48"><draw:control text:anchor-type="as-char" svg:y="-0.598cm" draw:z-index="105" draw:name="Vorm1_58" draw:style-name="gr2" draw:text-style-name="P72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04-01T16:06:45.473567429">01-04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04-01T16:06:45.474844202">01-04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1T16:06:45.338986774</dc:date>
    <meta:print-date>2014-01-05T10:21:33.960023988</meta:print-date>
    <meta:keyword>Installatie</meta:keyword>
    <meta:keyword>Checklist</meta:keyword>
    <meta:keyword>Linux</meta:keyword>
    <meta:editing-cycles>2429</meta:editing-cycles>
    <meta:editing-duration>P5DT55M5S</meta:editing-duration>
    <meta:printed-by>Karel Zimmer</meta:printed-by>
    <dc:creator>Karel Zimmer</dc:creator>
    <meta:document-statistic meta:table-count="5" meta:image-count="2" meta:object-count="0" meta:page-count="4" meta:paragraph-count="156" meta:word-count="556" meta:character-count="4477" meta:non-whitespace-character-count="3790"/>
    <meta:user-defined meta:name="Info 1"/>
    <meta:user-defined meta:name="Info 2"/>
    <meta:user-defined meta:name="Info 3"/>
    <meta:user-defined meta:name="Info 4"/>
  </office:meta>
</office:document-meta>
</file>